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6.043cm"/>
    </style:style>
    <style:style style:name="co5" style:family="table-column">
      <style:table-column-properties fo:break-before="auto" style:column-width="1.66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048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style:vertical-align="middle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7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number-columns-repeated="3" table:default-cell-style-name="ce8"/>
        <table:table-column table:style-name="co6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19">
            <text:p>Printed parts</text:p>
          </table:table-cell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foot front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foot front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foot rear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foot rear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hinge-inner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hinge-inner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hinge-outer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hinge-outer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z-motor-bracket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z-motor-bracket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z-top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z-top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y-moto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y-idle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x-moto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x-idle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extruder-idle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x-carriage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2">
            <text:p>2</text:p>
          </table:table-cell>
          <table:table-cell table:style-name="ce6" office:value-type="string">
            <text:p>board moun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2">
            <text:p>Laser cut parts</text:p>
          </table:table-cell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RepRap.org plate</text:p>
          </table:table-cell>
          <table:table-cell table:style-name="ce16" table:number-columns-spanned="4" table:number-rows-spanned="1"/>
          <table:covered-table-cell table:number-columns-repeated="3" table:style-name="ce1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Big underplate</text:p>
          </table:table-cell>
          <table:table-cell table:style-name="ce16" table:number-columns-spanned="4" table:number-rows-spanned="1"/>
          <table:covered-table-cell table:number-columns-repeated="3" table:style-name="ce1"/>
          <table:table-cell table:style-name="ce12" table:number-columns-repeated="1016"/>
        </table:table-row>
        <table:table-row table:style-name="ro1">
          <table:table-cell table:style-name="ce1"/>
          <table:table-cell table:style-name="ce7"/>
          <table:table-cell table:style-name="ce1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7">
            <text:p>Hardware</text:p>
          </table:table-cell>
          <table:table-cell table:style-name="ce7"/>
          <table:table-cell table:style-name="ce1" office:value-type="float" office:value="5">
            <text:p>5</text:p>
          </table:table-cell>
          <table:table-cell table:style-name="ce6" office:value-type="string">
            <text:p>Alu extrusion 20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7"/>
          <table:table-cell table:style-name="ce1" office:value-type="float" office:value="6">
            <text:p>6</text:p>
          </table:table-cell>
          <table:table-cell table:style-name="ce6" office:value-type="string">
            <text:p>Alu extrusion 30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Handl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600mm belt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700mm belt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6" office:value-type="string">
            <text:p>M5 threaded rod 230mm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12" office:value-type="string">
            <text:p>Smooth-rod 300mm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1" table:number-columns-repeated="3"/>
          <table:table-cell table:style-name="ce12"/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26">
            <text:p>Hardware box</text:p>
          </table:table-cell>
          <table:table-cell table:style-name="ce1"/>
          <table:table-cell table:style-name="ce1" office:value-type="float" office:value="47">
            <text:p>47</text:p>
          </table:table-cell>
          <table:table-cell table:style-name="ce13" office:value-type="string">
            <text:p>M4 T-nut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3" table:number-columns-spanned="1" table:number-rows-spanned="2"/>
          <table:table-cell table:style-name="ce1" office:value-type="float" office:value="49">
            <text:p>49</text:p>
          </table:table-cell>
          <table:table-cell table:style-name="ce13" office:value-type="string">
            <text:p>M4x8 Round head</text:p>
          </table:table-cell>
          <table:table-cell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>
            <text:p>3</text:p>
          </table:table-cell>
          <table:table-cell table:style-name="ce13" office:value-type="string">
            <text:p>Clés Allen</text:p>
          </table:table-cell>
          <table:table-cell/>
          <table:table-cell table:style-name="ce1" table:number-columns-repeated="3"/>
          <table:table-cell table:style-name="ce12"/>
          <table:table-cell table:number-columns-repeated="3"/>
          <table:table-cell table:style-name="ce12" table:number-columns-repeated="1012"/>
        </table:table-row>
        <table:table-row table:style-name="ro2">
          <table:covered-table-cell table:style-name="ce1"/>
          <table:table-cell table:style-name="ce1"/>
          <table:table-cell table:style-name="ce1" office:value-type="float" office:value="15">
            <text:p>15</text:p>
          </table:table-cell>
          <table:table-cell table:style-name="ce13" office:value-type="string">
            <text:p>M3x8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spanned="1" table:number-rows-spanned="2"/>
          <table:table-cell table:style-name="ce1" office:value-type="float" office:value="6">
            <text:p>6</text:p>
          </table:table-cell>
          <table:table-cell table:style-name="ce13" office:value-type="string">
            <text:p>M3x12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1">
            <text:p>1</text:p>
          </table:table-cell>
          <table:table-cell table:style-name="ce6" office:value-type="string">
            <text:p>belt clamp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13" office:value-type="string">
            <text:p>M3x16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7">
            <text:p>7</text:p>
          </table:table-cell>
          <table:table-cell table:style-name="ce13" office:value-type="string">
            <text:p>M3x20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8">
            <text:p>28</text:p>
          </table:table-cell>
          <table:table-cell table:style-name="ce13" office:value-type="string">
            <text:p>M3 nut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5">
            <text:p>15</text:p>
          </table:table-cell>
          <table:table-cell table:style-name="ce13" office:value-type="string">
            <text:p>M3 washer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13" office:value-type="string">
            <text:p>Pulleys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6">
            <text:p>6</text:p>
          </table:table-cell>
          <table:table-cell table:style-name="ce12" office:value-type="string">
            <text:p>Igus Bushing RJMP-01-06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spanned="1" table:number-rows-spanned="2"/>
          <table:table-cell table:style-name="ce1" office:value-type="float" office:value="4">
            <text:p>4</text:p>
          </table:table-cell>
          <table:table-cell table:style-name="ce12" office:value-type="string">
            <text:p>603ZZ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>
            <text:p>3</text:p>
          </table:table-cell>
          <table:table-cell table:style-name="ce6" office:value-type="string">
            <text:p>Microswitch endstop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spanned="1" table:number-rows-spanned="2"/>
          <table:table-cell table:style-name="ce1" office:value-type="float" office:value="2">
            <text:p>2</text:p>
          </table:table-cell>
          <table:table-cell table:style-name="ce6" office:value-type="string">
            <text:p>Vinyl coupling</text:p>
          </table:table-cell>
          <table:table-cell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4">
            <text:p>4</text:p>
          </table:table-cell>
          <table:table-cell table:style-name="ce13" office:value-type="string">
            <text:p>M5 nut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spanned="1" table:number-rows-spanned="4"/>
          <table:table-cell table:style-name="ce1" office:value-type="float" office:value="3">
            <text:p>3</text:p>
          </table:table-cell>
          <table:table-cell table:style-name="ce13" office:value-type="string">
            <text:p>M3 nylock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>
            <text:p>3</text:p>
          </table:table-cell>
          <table:table-cell table:style-name="ce6" office:value-type="string">
            <text:p>Ressorts pour plateau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>
            <text:p>3</text:p>
          </table:table-cell>
          <table:table-cell table:style-name="ce13" office:value-type="string">
            <text:p>M3x30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4">
            <text:p>4</text:p>
          </table:table-cell>
          <table:table-cell table:style-name="ce13" office:value-type="string">
            <text:p>countersunk M3x12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repeated="2"/>
          <table:table-cell table:style-name="ce13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6" office:value-type="string">
            <text:p>Insert d'entrainement du filament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13" office:value-type="string">
            <text:p>M3x35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3" office:value-type="string">
            <text:p>M5 nut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13" office:value-type="string">
            <text:p>pneumatic fitt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8"/>
          <table:table-cell table:style-name="ce9" office:value-type="float" office:value="2">
            <text:p>2</text:p>
          </table:table-cell>
          <table:table-cell table:style-name="ce6" office:value-type="string">
            <text:p>Extruder spr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24">
            <text:p>Electronique</text:p>
          </table:table-cell>
          <table:table-cell table:style-name="ce7"/>
          <table:table-cell table:style-name="ce1" office:value-type="float" office:value="1">
            <text:p>1</text:p>
          </table:table-cell>
          <table:table-cell office:value-type="string">
            <text:p>Melzi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4" office:value-type="string">
            <text:p>cable usb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5">
            <text:p>5</text:p>
          </table:table-cell>
          <table:table-cell table:style-name="ce12" office:value-type="string">
            <text:p>moteurs nema14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4" office:value-type="string">
            <text:p>Power Supply Uni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Gaine spiralé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Cable d'alimentation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repeated="2"/>
          <table:table-cell table:style-name="ce12"/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/>
          <table:table-cell office:value-type="string">
            <text:p>For endstops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6" office:value-type="string">
            <text:p>50cm red 26AWG</text:p>
          </table:table-cell>
          <table:table-cell table:style-name="ce16" office:value-type="string">
            <text:p>X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6" office:value-type="string">
            <text:p>32cm green 26AWG</text:p>
          </table:table-cell>
          <table:table-cell table:style-name="ce16" office:value-type="string">
            <text:p>Y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6" office:value-type="string">
            <text:p>25cm blue 26AWG</text:p>
          </table:table-cell>
          <table:table-cell table:style-name="ce16" office:value-type="string">
            <text:p>Z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6">
            <text:p>6</text:p>
          </table:table-cell>
          <table:table-cell table:style-name="ce6" office:value-type="string">
            <text:p>heatshrink tub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0" office:value-type="float" office:value="1">
            <text:p>1</text:p>
          </table:table-cell>
          <table:table-cell table:style-name="ce11" office:value-type="string">
            <text:p>Interrupteur bleu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6" office:value-type="string">
            <text:p>Pris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18AWG 6cm</text:p>
          </table:table-cell>
          <table:table-cell table:style-name="ce16" office:value-type="string" table:number-columns-spanned="1" table:number-rows-spanned="2">
            <text:p>double férule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Black 18AWG 9cm</text:p>
          </table:table-cell>
          <table:covered-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18AWG 15cm</text:p>
          </table:table-cell>
          <table:table-cell table:style-name="ce16" office:value-type="string" table:number-columns-spanned="1" table:number-rows-spanned="3">
            <text:p>simple férule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Black 18AWG 15cm</text:p>
          </table:table-cell>
          <table:covered-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Green 18AWG 15cm</text:p>
          </table:table-cell>
          <table:covered-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18AWG 8cm</text:p>
          </table:table-cell>
          <table:table-cell table:style-name="ce16" office:value-type="string" table:number-columns-spanned="1" table:number-rows-spanned="2">
            <text:p>pas de férule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Black 18AWG 8cm</text:p>
          </table:table-cell>
          <table:covered-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7">
            <text:p>7</text:p>
          </table:table-cell>
          <table:table-cell table:style-name="ce6" office:value-type="string">
            <text:p>ferules faston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7">
            <text:p>7</text:p>
          </table:table-cell>
          <table:table-cell table:style-name="ce6" office:value-type="string">
            <text:p>heatshrink tub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8">
            <text:p>Plateau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1" office:value-type="string">
            <text:p>alu plat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wood plat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6" office:value-type="string">
            <text:p>Y-carriag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Peltier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heatsink greas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Thermistor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Blue 26AWG 30-35cm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ferules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/>
          <table:table-cell table:style-name="ce1" table:number-columns-repeated="2"/>
          <table:table-cell table:style-name="ce12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23">
            <text:p>Hoten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nozzle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heater block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steel barrel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heatsink block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ptfe tube 30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heatsink 40x40x1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M3x4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M3x10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sistor 6.8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Red 22AWG 60c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Thermisto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Blue 26AWG 60c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Fan 40x40x1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26AWG 60c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Green 26AWG 60c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6">
            <text:p>6</text:p>
          </table:table-cell>
          <table:table-cell table:style-name="ce12" office:value-type="string">
            <text:p>ferules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6">
            <text:p>6</text:p>
          </table:table-cell>
          <table:table-cell table:style-name="ce12" office:value-type="string">
            <text:p>heatshrink tubing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 table:number-columns-repeated="2"/>
          <table:table-cell table:style-name="ce12"/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Fan 40x40x1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26AWG 60cm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Green 26AWG 60cm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ferules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heatshrink tub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>
            <text:p>Outils</text:p>
          </table:table-cell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pince à épiler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3">
            <text:p>Divers et options</text:p>
          </table:table-cell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Rouleau de Kapton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0" office:value-type="float" office:value="20">
            <text:p>20</text:p>
          </table:table-cell>
          <table:table-cell table:style-name="ce6" office:value-type="string">
            <text:p>Serre-cabl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1"/>
          <table:table-cell table:style-name="ce15" office:value-type="string">
            <text:p>Bobine de PLA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number-columns-repeated="4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4" office:value-type="string">
            <text:p>To-Do</text:p>
          </table:table-cell>
          <table:table-cell table:number-columns-repeated="3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5" office:value-type="string">
            <text:p>Printed parts cleaned</text:p>
          </table:table-cell>
          <table:table-cell table:number-columns-repeated="3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X-ends oiled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board terminal soldered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Stepper drivers set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Endstops soldered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Fan prolongated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 table:number-rows-repeated="65401">
          <table:table-cell table:style-name="ce1" table:number-columns-repeated="3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 table:number-rows-repeated="98304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General BOM'.A66:'General BOM'.E6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print-page-order="ttb" style:first-page-number="continue" style:scale-to-pages="1" style:table-centering="both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14/04/2013</text:date>, <text:time>20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4H52M25S</meta:editing-duration>
    <meta:editing-cycles>442</meta:editing-cycles>
    <meta:generator>OpenOffice.org/3.4.1$Win32 OpenOffice.org_project/341m1$Build-9593</meta:generator>
    <dc:date>2013-04-14T20:57:35.71</dc:date>
    <dc:creator>Emmanuel Gilloz</dc:creator>
    <meta:printed-by>Emmanuel Gilloz</meta:printed-by>
    <meta:print-date>2013-04-14T20:56:41.59</meta:print-date>
    <meta:document-statistic meta:table-count="1" meta:cell-count="241" meta:object-count="0"/>
    <meta:user-defined meta:name="Info 1"/>
    <meta:user-defined meta:name="Info 2"/>
    <meta:user-defined meta:name="Info 3"/>
    <meta:user-defined meta:name="Info 4"/>
  </office:meta>
</office:document-meta>
</file>